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6FD846DCAE081766.jpg" manifest:media-type="image/jpeg"/>
  <manifest:file-entry manifest:full-path="Pictures/1000000000000500000003209BDF5F6789646903.jpg" manifest:media-type="image/jpeg"/>
  <manifest:file-entry manifest:full-path="Pictures/10000000000006DA000004D855DA020ECDAB02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64cm" svg:height="9.775cm" draw:transform="rotate (-1.5707963267949) translate (18.888cm 0.055cm)">
          <draw:image xlink:href="Pictures/1000000000000500000003209BDF5F67896469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5.272cm" svg:height="9.545cm" svg:x="6.264cm" svg:y="-1.5cm">
          <draw:image xlink:href="Pictures/1000000000000500000003206FD846DCAE0817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DA000004D855DA020ECDAB022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50:39.789757000</meta:creation-date>
    <meta:editing-duration>PT49M23S</meta:editing-duration>
    <meta:editing-cycles>13</meta:editing-cycles>
    <meta:generator>LibreOffice/5.2.4.2.0$Linux_X86_64 LibreOffice_project/20m0$Build-2</meta:generator>
    <dc:date>2017-01-04T16:05:14.228670430</dc:date>
    <meta:document-statistic meta:object-count="60"/>
  </office:meta>
</office:document-meta>
</file>